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100000131073DF8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 Serif" svg:font-family="'Liberation Sans 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text-underline-style="none" fo:font-weight="normal" style:font-weight-asian="normal" style:font-weight-complex="normal"/>
    </style:style>
    <style:style style:name="P2" style:family="paragraph" style:parent-style-name="Standard">
      <style:paragraph-properties fo:text-align="justify" style:justify-single-word="false"/>
      <style:text-properties fo:color="#000000" style:font-name="Liberation Sans Serif" style:text-underline-style="none" fo:font-weight="normal" style:font-weight-asian="normal" style:font-weight-complex="normal"/>
    </style:style>
    <style:style style:name="P3" style:family="paragraph" style:parent-style-name="Standard">
      <style:paragraph-properties fo:text-align="center" style:justify-single-word="false"/>
      <style:text-properties style:font-name="Liberation Sans Serif"/>
    </style:style>
    <style:style style:name="P4" style:family="paragraph" style:parent-style-name="Standard">
      <style:paragraph-properties fo:text-align="justify" style:justify-single-word="false"/>
    </style:style>
    <style:style style:name="P5" style:family="paragraph" style:parent-style-name="Footer">
      <style:paragraph-properties fo:text-align="center" style:justify-single-word="false"/>
    </style:style>
    <style:style style:name="P6" style:family="paragraph" style:parent-style-name="Heading_20_1">
      <style:paragraph-properties fo:text-align="justify" style:justify-single-word="false"/>
      <style:text-properties fo:color="#000000" style:text-underline-style="none" fo:font-weight="normal" style:font-weight-asian="normal" style:font-weight-complex="normal"/>
    </style:style>
    <style:style style:name="P7" style:family="paragraph" style:parent-style-name="Standard" style:list-style-name="L4">
      <style:paragraph-properties fo:text-align="justify" style:justify-single-word="false"/>
      <style:text-properties fo:color="#000000" style:text-underline-style="none" fo:font-weight="normal" style:font-weight-asian="normal" style:font-weight-complex="normal"/>
    </style:style>
    <style:style style:name="P8" style:family="paragraph" style:parent-style-name="Standard" style:list-style-name="L6">
      <style:paragraph-properties fo:text-align="justify" style:justify-single-word="false"/>
      <style:text-properties fo:color="#000000" style:text-underline-style="none" fo:font-weight="normal" style:font-weight-asian="normal" style:font-weight-complex="normal"/>
    </style:style>
    <style:style style:name="P9" style:family="paragraph" style:parent-style-name="Standard" style:list-style-name="L8">
      <style:paragraph-properties fo:text-align="justify" style:justify-single-word="false"/>
      <style:text-properties fo:color="#000000" style:text-underline-style="none" fo:font-weight="normal" style:font-weight-asian="normal" style:font-weight-complex="normal"/>
    </style:style>
    <style:style style:name="P10" style:family="paragraph" style:parent-style-name="Standard">
      <style:paragraph-properties fo:text-align="justify" style:justify-single-word="false"/>
      <style:text-properties fo:color="#000000" style:text-underline-style="none" fo:font-weight="normal" officeooo:rsid="003db404" officeooo:paragraph-rsid="0006c89c" style:font-weight-asian="normal" style:font-weight-complex="normal"/>
    </style:style>
    <style:style style:name="P11" style:family="paragraph" style:parent-style-name="Standard">
      <style:text-properties fo:color="#000000" style:text-underline-style="none" fo:font-weight="normal" officeooo:rsid="003db404" officeooo:paragraph-rsid="0006c89c" style:font-weight-asian="normal" style:font-weight-complex="normal"/>
    </style:style>
    <style:style style:name="P12" style:family="paragraph" style:parent-style-name="Standard" style:list-style-name="L7">
      <style:paragraph-properties fo:text-align="justify" style:justify-single-word="false"/>
      <style:text-properties fo:color="#000000" style:font-name="Liberation Sans Serif" style:text-underline-style="none" fo:font-weight="normal" style:font-weight-asian="normal" style:font-weight-complex="normal"/>
    </style:style>
    <style:style style:name="P13" style:family="paragraph" style:parent-style-name="Standard" style:list-style-name="L5">
      <style:paragraph-properties fo:text-align="justify" style:justify-single-word="false"/>
    </style:style>
    <style:style style:name="P14" style:family="paragraph" style:parent-style-name="Standard" style:list-style-name="L7">
      <style:paragraph-properties fo:text-align="justify" style:justify-single-word="false"/>
    </style:style>
    <style:style style:name="P15" style:family="paragraph" style:parent-style-name="Standard" style:list-style-name="L8">
      <style:paragraph-properties fo:text-align="justify" style:justify-single-word="false"/>
    </style:style>
    <style:style style:name="P16" style:family="paragraph" style:parent-style-name="Standard" style:list-style-name="L7">
      <style:paragraph-properties fo:text-align="justify" style:justify-single-word="false"/>
      <style:text-properties style:font-name="Liberation Sans Serif"/>
    </style:style>
    <style:style style:name="P17" style:family="paragraph">
      <style:paragraph-properties fo:text-align="end"/>
      <style:text-properties fo:font-size="12pt" fo:font-weight="bold" style:font-weight-asian="bold" style:font-weight-complex="bold"/>
    </style:style>
    <style:style style:name="P18" style:family="paragraph">
      <style:paragraph-properties fo:text-align="end"/>
    </style:style>
    <style:style style:name="T1" style:family="text">
      <style:text-properties fo:font-size="12pt" fo:language="fr" fo:country="FR" officeooo:rsid="002f0c8f" style:font-size-asian="12pt" style:font-size-complex="12pt"/>
    </style:style>
    <style:style style:name="T2" style:family="text">
      <style:text-properties fo:font-size="12pt" fo:language="fr" fo:country="FR" officeooo:rsid="002d3e23" style:font-size-asian="12pt" style:font-size-complex="12pt"/>
    </style:style>
    <style:style style:name="T3" style:family="text">
      <style:text-properties fo:font-size="12pt" fo:language="fr" fo:country="FR" officeooo:rsid="002ccc0a" style:font-size-asian="12pt" style:font-size-complex="12pt"/>
    </style:style>
    <style:style style:name="T4" style:family="text">
      <style:text-properties fo:color="#000000" style:font-name="Liberation Sans Serif" fo:font-size="12pt" fo:language="fr" fo:country="FR" style:text-underline-style="none" fo:font-weight="normal" style:font-size-asian="10.5pt" style:font-weight-asian="normal" style:font-size-complex="12pt" style:font-weight-complex="normal"/>
    </style:style>
    <style:style style:name="T5" style:family="text">
      <style:text-properties fo:color="#000000" style:font-name="Liberation Sans Serif" fo:font-size="12pt" fo:language="fr" fo:country="FR" style:text-underline-style="none" fo:font-weight="normal" style:font-size-asian="12pt" style:font-weight-asian="normal" style:font-size-complex="12pt" style:font-weight-complex="normal"/>
    </style:style>
    <style:style style:name="T6" style:family="text">
      <style:text-properties fo:color="#000000" style:font-name="Liberation Sans Serif" fo:font-size="12pt" fo:language="fr" fo:country="FR" style:text-underline-style="none" fo:font-weight="bold" style:font-size-asian="12pt" style:font-weight-asian="bold" style:font-size-complex="12pt" style:font-weight-complex="bold"/>
    </style:style>
    <style:style style:name="T7" style:family="text">
      <style:text-properties style:font-name="Liberation Sans Serif" fo:font-size="16pt" fo:language="fr" fo:country="FR" style:text-underline-style="solid" style:text-underline-width="auto" style:text-underline-color="font-color" fo:font-weight="bold" style:font-size-asian="16pt" style:font-weight-asian="bold" style:font-size-complex="16pt"/>
    </style:style>
    <style:style style:name="T8" style:family="text">
      <style:text-properties style:font-name="Liberation Sans Serif" fo:font-size="16pt" fo:language="fr" fo:country="FR" style:text-underline-style="solid" style:text-underline-width="auto" style:text-underline-color="font-color" fo:font-weight="bold" style:font-size-asian="16pt" style:font-weight-asian="bold" style:font-size-complex="16pt" style:font-weight-complex="bold"/>
    </style:style>
    <style:style style:name="T9" style:family="text">
      <style:text-properties style:font-name="Liberation Sans Serif" fo:font-size="16pt" fo:language="fr" fo:country="FR" style:font-size-asian="16pt" style:font-size-complex="16pt"/>
    </style:style>
    <style:style style:name="T10" style:family="text">
      <style:text-properties style:font-name="Liberation Sans Serif" fo:font-size="12pt" fo:language="fr" fo:country="FR" style:font-size-asian="10.5pt" style:font-size-complex="12pt"/>
    </style:style>
    <style:style style:name="T11" style:family="text">
      <style:text-properties style:font-name="Liberation Sans Serif" fo:font-size="12pt" fo:language="fr" fo:country="FR" style:font-size-asian="12pt" style:font-size-complex="12pt"/>
    </style:style>
    <style:style style:name="T12" style:family="text">
      <style:text-properties style:font-name="Liberation Sans Serif" fo:font-size="12pt" fo:language="fr" fo:country="FR" officeooo:rsid="00073716" style:font-size-asian="12pt" style:font-size-complex="12pt"/>
    </style:style>
    <style:style style:name="T13" style:family="text">
      <style:text-properties style:font-name="Liberation Sans Serif" fo:font-size="12pt" fo:language="fr" fo:country="FR" officeooo:rsid="0007fdb9" style:font-size-asian="12pt" style:font-size-complex="12pt"/>
    </style:style>
    <style:style style:name="T14" style:family="text">
      <style:text-properties style:font-name="Liberation Sans Serif" fo:font-size="12pt" fo:language="fr" fo:country="FR" officeooo:rsid="00080ddc" style:font-size-asian="12pt" style:font-size-complex="12pt"/>
    </style:style>
    <style:style style:name="T15" style:family="text">
      <style:text-properties style:font-name="Liberation Sans Serif" fo:font-size="12pt" fo:language="fr" fo:country="FR" fo:font-weight="bold" style:font-size-asian="12pt" style:font-weight-asian="bold" style:font-size-complex="12pt" style:font-weight-complex="bold"/>
    </style:style>
    <style:style style:name="T16" style:family="text">
      <style:text-properties style:font-name="Liberation Sans Serif" fo:font-size="11pt" fo:language="fr" fo:country="FR" style:font-size-asian="9.60000038146973pt" style:font-size-complex="11pt"/>
    </style:style>
    <style:style style:name="T17" style:family="text">
      <style:text-properties fo:font-size="28pt" fo:font-weight="bold" style:font-size-asian="28pt" style:font-weight-asian="bold" style:font-size-complex="28pt" style:font-weight-complex="bold"/>
    </style:style>
    <style:style style:name="T18"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9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7">CAHIER DES CHARGES</text:span> </text:p>
      <text:h text:style-name="P6" text:outline-level="1"><text:span text:style-name="Titre_20_Car"><text:span text:style-name="T7">Description générale:</text:span></text:span></text:h>
      <text:p text:style-name="P1"><text:span text:style-name="Titre_20_Car"><text:span text:style-name="T9"><text:tab/></text:span></text:span><text:span text:style-name="Titre_20_Car"><text:span text:style-name="T10">Cette application a pour but de permettre la manipulation de 3 sortes de formes géométriques : les segments, les polygones convexes et les rectangles.</text:span></text:span></text:p>
      <text:p text:style-name="P1"><text:span text:style-name="Titre_20_Car"><text:span text:style-name="T10"><text:tab/>Notre application permet d'effectuer différentes opération sur les formes géométriques crées : l'utilisateur peut ajouter une nouvelle forme, associer deux ou plusieurs formes en utilisant l'une des deux opérations permises (union et intersection).</text:span></text:span></text:p>
      <text:p text:style-name="P1"><text:span text:style-name="Titre_20_Car"><text:span text:style-name="T10"><text:tab/>Notre application permet également de sauvegarder les objets et formes crées et de les recharger si besoin.</text:span></text:span></text:p>
      <text:p text:style-name="P1"><text:span text:style-name="Titre_20_Car"><text:span text:style-name="T10"/></text:span></text:p>
      <text:p text:style-name="P1"><text:span text:style-name="Titre_20_Car"><text:span text:style-name="T8">Vocabulaire: </text:span></text:span></text:p>
      <text:list xml:id="list9214866144374136855" text:style-name="L4">
        <text:list-item>
          <text:p text:style-name="P7"><text:span text:style-name="Titre_20_Car"><text:span text:style-name="T10">Point : Un point est défini par son abscisse et son ordonné.</text:span></text:span></text:p>
        </text:list-item>
        <text:list-item>
          <text:p text:style-name="P7"><text:span text:style-name="Titre_20_Car"><text:span text:style-name="T10">Shape : Shape ou « forme » est un objet ou un ensemble d’objets, que l’on peut sauvegarder, charger, supprimer, et regrouper avec d'autres formes. Elle est définie par son nom. et l'ensemble de ses sommets.</text:span></text:span></text:p>
        </text:list-item>
        <text:list-item>
          <text:p text:style-name="P7"><text:span text:style-name="Titre_20_Car"><text:span text:style-name="T10">SimpleShape : ou « forme simple » est une forme non composée c'est à dire composée exclusivement d'un seul objet à savoir un rectangle, un segment, ou un polygone convexe. Elle est définie par son nom et l'ensemble de ses sommets.</text:span></text:span></text:p>
        </text:list-item>
        <text:list-item>
          <text:p text:style-name="P7"><text:span text:style-name="Titre_20_Car"><text:span text:style-name="T10">ComplexShape : ou « forme complexe » est un ensemble de formes simple crée par réunion ou intersection de différentes formes simples ou de forme complexe. Elle est définie par son nom et l'ensemble de ses « sous-formes ».</text:span></text:span></text:p>
        </text:list-item>
        <text:list-item>
          <text:p text:style-name="P7"><text:span text:style-name="Titre_20_Car"><text:span text:style-name="T10">Segment : est une forme simple définie par son nom et ses deux extremités.</text:span></text:span></text:p>
        </text:list-item>
        <text:list-item>
          <text:p text:style-name="P7"><text:span text:style-name="Titre_20_Car"><text:span text:style-name="T10">Rectangle : est une forme simple définie par son nom, et les deux extrémités de l’une de ses diagonales.</text:span></text:span></text:p>
        </text:list-item>
        <text:list-item>
          <text:p text:style-name="P7"><text:span text:style-name="Titre_20_Car"><text:span text:style-name="T10">ConvexPolygon : est une forme simple définie par son nom et l'ensemble de ses sommets (donnés dans l'ordre horaire ou anti-horaire).</text:span></text:span></text:p>
        </text:list-item>
        <text:list-item>
          <text:p text:style-name="P7"><text:span text:style-name="Titre_20_Car"><text:span text:style-name="T10">Intersection : forme résultant de l'intersection de différentes formes (simples ou complexes).</text:span></text:span></text:p>
        </text:list-item>
        <text:list-item>
          <text:p text:style-name="P7"><text:span text:style-name="Titre_20_Car"><text:span text:style-name="T10">Réunion : forme résultant de l'union de différentes formes (simples ou complexes).</text:span></text:span></text:p>
        </text:list-item>
        <text:list-item>
          <text:p text:style-name="P7"><text:span text:style-name="Titre_20_Car"><text:span text:style-name="T10">Command : objet qui décrit les commandes do, redo, et undo.</text:span></text:span></text:p>
        </text:list-item>
      </text:list>
      <text:p text:style-name="P1"><text:span text:style-name="Titre_20_Car"><text:span text:style-name="T10"/></text:span></text:p>
      <text:p text:style-name="P1"><text:span text:style-name="Titre_20_Car"><text:span text:style-name="T8">Contrats : </text:span></text:span></text:p>
      <text:list xml:id="list1443214005046237232" text:style-name="L5">
        <text:list-item>
          <text:p text:style-name="P13"><text:span text:style-name="Titre_20_Car"><text:span text:style-name="T4">L'interaction avec l'utilisateur se fera en mode console uniquement.</text:span></text:span></text:p>
        </text:list-item>
      </text:list>
      <text:list xml:id="list7620409572848024388" text:style-name="L6">
        <text:list-item>
          <text:p text:style-name="P8"><text:span text:style-name="Titre_20_Car"><text:span text:style-name="T10">Seules les formes spécifiées peuvent être manipulées et crées : si les coordonnées entrées par l'utilisateur ne permettent pas de vérifier les </text:span></text:span><text:soft-page-break/><text:span text:style-name="Titre_20_Car"><text:span text:style-name="T10">propriétés géométriques de la forme demandée par l'utilisateur, un message d'erreur sera affiché et la forme ne sera pas crée.</text:span></text:span></text:p>
        </text:list-item>
        <text:list-item>
          <text:p text:style-name="P8"><text:span text:style-name="Titre_20_Car"><text:span text:style-name="T10">Les sommets du polygone convexe seront rentrés dans l'ordre de construction de ce dernier.</text:span></text:span></text:p>
        </text:list-item>
        <text:list-item>
          <text:p text:style-name="P8"><text:span text:style-name="Titre_20_Car"><text:span text:style-name="T10">Lors de la construction d'un rectangle, si les 2 points forment un segment vertical (le même abscisse) ou horizontal (la même ordonnée) ils sont acceptés.</text:span></text:span></text:p>
        </text:list-item>
        <text:list-item>
          <text:p text:style-name="P8"><text:span text:style-name="Titre_20_Car"><text:span text:style-name="T10">On peut faire une réunion d'intersection ou une intersection de réunion.</text:span></text:span></text:p>
        </text:list-item>
        <text:list-item>
          <text:p text:style-name="P8"><text:span text:style-name="Titre_20_Car"><text:span text:style-name="T10">La vérification de l'appartenance du point peut se faire pour une forme, pour une intersection de forme et pour une réunion de forme.</text:span></text:span></text:p>
        </text:list-item>
        <text:list-item>
          <text:p text:style-name="P8"><text:span text:style-name="Titre_20_Car"><text:span text:style-name="T10">Si l'utilisateur essaie de charger un fichier qui contient déjà une des formes qu'il vient de créer (concordance de noms) le chargement n'est pas accepté. Un message d'erreur est renvoyé.</text:span></text:span></text:p>
        </text:list-item>
        <text:list-item>
          <text:p text:style-name="P8"><text:span text:style-name="Titre_20_Car"><text:span text:style-name="T10">Si l'utilisateur essaie de supprimer un élément inexistant, un message d'erreur est renvoyé et l'ensemble de la suppression demandée est annulée.</text:span></text:span></text:p>
        </text:list-item>
        <text:list-item>
          <text:p text:style-name="P8"><text:span text:style-name="Titre_20_Car"><text:span text:style-name="T10">L'utilisateur ne peut pas faire plus de 100 opérations identiques UNDO ou REDO à la suite.</text:span></text:span></text:p>
        </text:list-item>
        <text:list-item>
          <text:p text:style-name="P8"><text:span text:style-name="Titre_20_Car"><text:span text:style-name="T10">La commande LIST affiche uniquement les noms des éléments et non pas leurs caractéristiques.</text:span></text:span></text:p>
        </text:list-item>
        <text:list-item>
          <text:p text:style-name="P8"><text:span text:style-name="Titre_20_Car"><text:span text:style-name="T10">Si les points entrés dans la commande forment une ligne alors le Rectangle ou le Polygone sont acceptés. Par contre, dans le cas du polygone, si l'ordre des points sur la ligne formée ne respecte pas leur ordre dans la commande, le polygone n'est pas accepté.</text:span></text:span></text:p>
        </text:list-item>
        <text:list-item>
          <text:p text:style-name="P8"><text:span text:style-name="Titre_20_Car"><text:span text:style-name="T10">Si la commande DELETE contient plusieurs fois le même nom et que celui ci existe alors il est supprimé.</text:span></text:span></text:p>
        </text:list-item>
        <text:list-item>
          <text:p text:style-name="P8"><text:span text:style-name="Titre_20_Car"><text:span text:style-name="T10">Si l'utilisateur souhaite créer une forme dont le nom existe déjà. La commande est annulée. Un message d'erreur est renvoyé.</text:span></text:span></text:p>
        </text:list-item>
        <text:list-item>
          <text:p text:style-name="P8"><text:span text:style-name="Titre_20_Car"><text:span text:style-name="T10">La commande CLEAR ne renvoie aucune erreur même si il n'y a aucune forme à enlever.</text:span></text:span></text:p>
        </text:list-item>
        <text:list-item>
          <text:p text:style-name="P8"><text:span text:style-name="Titre_20_Car"><text:span text:style-name="T10">Si le fichier dans lequel on sauvegarde les formes existe déjà, alors on écrase son contenu et on enregistre les formes ainsi crées. Sinon, le crée et on effectue la sauvegarde.</text:span></text:span></text:p>
        </text:list-item>
        <text:list-item>
          <text:p text:style-name="P8"><text:span text:style-name="Titre_20_Car"><text:span text:style-name="T10">L'écriture dans le fichier respecte le même formalisme que l'affichage résultant de la commande LIST.</text:span></text:span></text:p>
        </text:list-item>
        <text:list-item>
          <text:p text:style-name="P8"><text:span text:style-name="Titre_20_Car"><text:span text:style-name="T10">Si un fichier chargé ne respecte pas le formalisme le programme informe l'utilisateur et annule le chargement.</text:span></text:span></text:p>
        </text:list-item>
      </text:list>
      <text:p text:style-name="P1"><text:span text:style-name="Titre_20_Car"><text:span text:style-name="T10"/></text:span></text:p>
      <text:p text:style-name="P1"><text:span text:style-name="Titre_20_Car"><text:span text:style-name="T8">Commandes d'utilisation du programme:</text:span></text:span><text:span text:style-name="Titre_20_Car"><text:span text:style-name="T10"> </text:span></text:span></text:p>
      <text:p text:style-name="P1"><text:span text:style-name="Titre_20_Car"><text:span text:style-name="T8"/></text:span></text:p>
      <text:p text:style-name="P1"><text:span text:style-name="Titre_20_Car"><text:span text:style-name="T11">Pour utiliser le programme en ligne de commande, il faut respecter la syntaxe précisée ci-après. Les commandes utilisables sont toutes précisées, il n'y a pas de commande supplémentaire.</text:span></text:span></text:p>
      <text:p text:style-name="P1"><text:soft-page-break/><text:span text:style-name="Titre_20_Car"><text:span text:style-name="T11">Pour créer un segment définit par ses deux extrémités : </text:span></text:span></text:p>
      <text:p text:style-name="P1"><text:span text:style-name="Titre_20_Car"><text:span text:style-name="T15">— S &lt;Nom&gt; &lt;X1&gt; &lt;Y1&gt; &lt;X2&gt; &lt;Y2&gt;</text:span></text:span></text:p>
      <text:p text:style-name="P1"><text:span text:style-name="Titre_20_Car"><text:span text:style-name="T11">Pour crée un rectangle de nom &lt;Nom&gt;, dont la diagonale a pour extrémités les points (&lt;X1&gt;,&lt;Y1&gt;) et (&lt;X2&gt;,&lt;Y2&gt;).</text:span></text:span></text:p>
      <text:p text:style-name="P1"><text:span text:style-name="Titre_20_Car"><text:span text:style-name="T15">— R &lt;Nom&gt; &lt;X1&gt; &lt;Y1&gt; &lt;X2&gt; &lt;Y2&gt; : </text:span></text:span></text:p>
      <text:p text:style-name="P1"><text:span text:style-name="Titre_20_Car"><text:span text:style-name="T11">Pour crée un polygone de nom &lt;Nom&gt;, défini par les points (&lt;X1&gt;,&lt;Y1&gt;) jusqu’à (&lt;Xn&gt;,&lt;Yn&gt;).</text:span></text:span></text:p>
      <text:p text:style-name="P1"><text:span text:style-name="Titre_20_Car"><text:span text:style-name="T15">— PL &lt;nom&gt; &lt;X1&gt; &lt;Y1&gt; ... &lt;Xn&gt; &lt;Yn&gt; </text:span></text:span></text:p>
      <text:p text:style-name="P1"><text:span text:style-name="Titre_20_Car"><text:span text:style-name="T11">Pour créer une réunion d'éléments </text:span></text:span><text:span text:style-name="Titre_20_Car"><text:span text:style-name="T12">précédemment</text:span></text:span><text:span text:style-name="Titre_20_Car"><text:span text:style-name="T11"> crées de noms &lt;nom1&gt; jusqu'à &lt;nomN&gt;</text:span></text:span></text:p>
      <text:p text:style-name="P1"><text:span text:style-name="Titre_20_Car"><text:span text:style-name="T15">— OR &lt;nom1&gt; ... &lt;nomN&gt;</text:span></text:span></text:p>
      <text:p text:style-name="P1"><text:span text:style-name="Titre_20_Car"><text:span text:style-name="T11">Pour créer une intersection d'éléments </text:span></text:span><text:span text:style-name="Titre_20_Car"><text:span text:style-name="T12">précédemment</text:span></text:span><text:span text:style-name="Titre_20_Car"><text:span text:style-name="T11"> crées de noms &lt;nom1&gt; jusqu'à &lt;nomN&gt;</text:span></text:span></text:p>
      <text:p text:style-name="P1"><text:span text:style-name="Titre_20_Car"><text:span text:style-name="T15">— OI &lt;nom1&gt; ... &lt;nomN&gt;</text:span></text:span></text:p>
      <text:p text:style-name="P1"><text:span text:style-name="Titre_20_Car"><text:span text:style-name="T11">Pour vérifier qu'un point de </text:span></text:span><text:span text:style-name="Titre_20_Car"><text:span text:style-name="T12">coordonnées</text:span></text:span><text:span text:style-name="Titre_20_Car"><text:span text:style-name="T11"> X et Y <text:s/>appartient à un élément (forme ou union/intersection de formes) de nom &lt;nom&gt;</text:span></text:span></text:p>
      <text:p text:style-name="P1"><text:span text:style-name="Titre_20_Car"><text:span text:style-name="T15">— HIT &lt;Nom&gt; X Y</text:span></text:span></text:p>
      <text:p text:style-name="P1"><text:span text:style-name="Titre_20_Car"><text:span text:style-name="T11">Pour supprimer des </text:span></text:span><text:span text:style-name="Titre_20_Car"><text:span text:style-name="T12">éléments</text:span></text:span><text:span text:style-name="Titre_20_Car"><text:span text:style-name="T11"> de nom &lt;nom&gt; … &lt;nomN&gt; : </text:span></text:span></text:p>
      <text:p text:style-name="P1"><text:span text:style-name="Titre_20_Car"><text:span text:style-name="T15">— DELETE &lt;nom&gt; ... &lt;nomN&gt;</text:span></text:span></text:p>
      <text:p text:style-name="P1"><text:span text:style-name="Titre_20_Car"><text:span text:style-name="T11">Pour déplacer un élément de nom &lt;nom&gt; sur l'axe des abcisses de dX et de dY sur l'axe des ordonnés : </text:span></text:span></text:p>
      <text:p text:style-name="P1"><text:span text:style-name="Titre_20_Car"><text:span text:style-name="T15">— MOVE &lt;Nom&gt; &lt;X&gt; &lt;Y&gt; </text:span></text:span></text:p>
      <text:p text:style-name="P1"><text:span text:style-name="Titre_20_Car"><text:span text:style-name="T11">Pour afficher la liste des élements crées dans l'ordre de création :</text:span></text:span></text:p>
      <text:p text:style-name="P1"><text:span text:style-name="Titre_20_Car"><text:span text:style-name="T15">— LIST</text:span></text:span></text:p>
      <text:p text:style-name="P1"><text:span text:style-name="Titre_20_Car"><text:span text:style-name="T11">Pour annuler la dernière opération (commande) réalisée de type S, R, PC, OR, OI, DELETE, MOVE, LOAD.</text:span></text:span></text:p>
      <text:p text:style-name="P1"><text:span text:style-name="Titre_20_Car"><text:span text:style-name="T15">— UNDO</text:span></text:span></text:p>
      <text:p text:style-name="P1"><text:span text:style-name="Titre_20_Car"><text:span text:style-name="T11">Pour annuler le dernier UNDO, si celui-ci est la dernière opération faire avant cette commande : </text:span></text:span></text:p>
      <text:p text:style-name="P1"><text:span text:style-name="Titre_20_Car"><text:span text:style-name="T15">— REDO</text:span></text:span></text:p>
      <text:p text:style-name="P1"><text:span text:style-name="Titre_20_Car"><text:span text:style-name="T11">Pour sauvegarder les formes crées dans un fichier de nom &lt;nomFichier&gt;.</text:span></text:span></text:p>
      <text:p text:style-name="P1"><text:span text:style-name="Titre_20_Car"><text:span text:style-name="T15">— SAVE &lt;nomFichier&gt;</text:span></text:span></text:p>
      <text:p text:style-name="P1"><text:span text:style-name="Titre_20_Car"><text:span text:style-name="T11">Pour charger un fichier de nom &lt;nomFichier&gt; qui contient des formes.</text:span></text:span></text:p>
      <text:p text:style-name="P1"><text:span text:style-name="Titre_20_Car"><text:span text:style-name="T15">— LOAD &lt;nomFichier&gt;</text:span></text:span></text:p>
      <text:p text:style-name="P1"><text:span text:style-name="Titre_20_Car"><text:span text:style-name="T11">Pour supprimer tous les objets composant le modèle actuel</text:span></text:span></text:p>
      <text:p text:style-name="P1"><text:span text:style-name="Titre_20_Car"><text:span text:style-name="T15">— CLEAR</text:span></text:span></text:p>
      <text:p text:style-name="P1"><text:span text:style-name="Titre_20_Car"><text:span text:style-name="T11">Pour fermer l'application : </text:span></text:span></text:p>
      <text:p text:style-name="P1"><text:span text:style-name="Titre_20_Car"><text:span text:style-name="T15">— EXIT</text:span></text:span></text:p>
      <text:p text:style-name="P1"><text:span text:style-name="Titre_20_Car"><text:span text:style-name="T15"/></text:span></text:p>
      <text:p text:style-name="P1"><text:span text:style-name="Titre_20_Car"><text:span text:style-name="T8">Choix généraux pour l'affichage des résultats :</text:span></text:span></text:p>
      <text:p text:style-name="P1"><text:span text:style-name="Titre_20_Car"><text:span text:style-name="T8"/></text:span></text:p>
      <text:list xml:id="list2887782186467336304" text:style-name="L7">
        <text:list-item>
          <text:p text:style-name="P14"><text:span text:style-name="Titre_20_Car"><text:span text:style-name="T5">Pour chacune de ses commandes (hors "EXIT" et "LIST"), le programme affichera "OK" si la commande a marché correctement et "ERR" en cas d’erreur. </text:span></text:span></text:p>
        </text:list-item>
        <text:list-item>
          <text:p text:style-name="P14"><text:soft-page-break/><text:span text:style-name="Titre_20_Car"><text:span text:style-name="T5">Des commentaires éventuels, commençant par le caractère "#", peuvent alors aussi d’afficher.</text:span></text:span></text:p>
        </text:list-item>
        <text:list-item>
          <text:p text:style-name="P14"><text:span text:style-name="Titre_20_Car"><text:span text:style-name="T5">Les formats des affichages seront les suivants : </text:span></text:span></text:p>
          <text:list>
            <text:list-item>
              <text:p text:style-name="P14"><text:span text:style-name="Titre_20_Car"><text:span text:style-name="T5">Pour un Segment : </text:span></text:span></text:p>
              <text:p text:style-name="P14"><text:span text:style-name="Titre_20_Car"><text:span text:style-name="T5">C : S name X1 Y1 X2 Y2</text:span></text:span></text:p>
            </text:list-item>
            <text:list-item>
              <text:p text:style-name="P14"><text:span text:style-name="Titre_20_Car"><text:span text:style-name="T5">Pour un rectangle : </text:span></text:span></text:p>
              <text:p text:style-name="P14"><text:span text:style-name="Titre_20_Car"><text:span text:style-name="T5">C : R name X1 Y1 X2 Y2</text:span></text:span></text:p>
            </text:list-item>
            <text:list-item>
              <text:p text:style-name="P14"><text:span text:style-name="Titre_20_Car"><text:span text:style-name="T5">Pour un polygone convexe : </text:span></text:span></text:p>
              <text:p text:style-name="P14"><text:span text:style-name="Titre_20_Car"><text:span text:style-name="T5">C : PC name X1 Y1 X2 Y2 X3 Y3 …</text:span></text:span></text:p>
            </text:list-item>
            <text:list-item>
              <text:p text:style-name="P14"><text:span text:style-name="Titre_20_Car"><text:span text:style-name="T5">Affichage du résultat de la commande LIST : on reprend le format d'affichage précédent pour les formes simple. Lorsque nous avons une intersection ou une réunion, on affiche son nom et le nombre de formes la composant. Ensuite on effectue simplement une indentation puis on affiche les formes simples la constituant. Si elle est constituée elle même de formes complexes, un appel récursif permet une nouvelle indentation et une réitération du même principe pour l'affichage.</text:span></text:span></text:p>
              <text:p text:style-name="P16"/>
            </text:list-item>
          </text:list>
        </text:list-item>
      </text:list>
      <text:p text:style-name="P4"><text:span text:style-name="Titre_20_Car"><text:span text:style-name="T5"><text:s text:c="3"/><text:tab/><text:tab/><text:tab/>PC pc1 0 0 4 8 8 -1 </text:span></text:span></text:p>
      <text:p text:style-name="P4"><text:span text:style-name="Titre_20_Car"><text:span text:style-name="T5"><text:tab/><text:tab/><text:tab/>OI oi2 2 </text:span></text:span></text:p>
      <text:p text:style-name="P4"><text:span text:style-name="Titre_20_Car"><text:span text:style-name="T5"><text:tab/><text:tab/><text:tab/><text:tab/><text:tab/>OR or1 2 </text:span></text:span></text:p>
      <text:p text:style-name="P4"><text:span text:style-name="Titre_20_Car"><text:span text:style-name="T5"><text:tab/><text:tab/><text:tab/><text:tab/><text:tab/><text:tab/><text:tab/>S seg1 1 1 7 5 </text:span></text:span></text:p>
      <text:p text:style-name="P4"><text:span text:style-name="Titre_20_Car"><text:span text:style-name="T5"><text:tab/><text:tab/><text:tab/><text:tab/><text:tab/><text:tab/><text:tab/>R rect1 2 1 11 5 </text:span></text:span></text:p>
      <text:p text:style-name="P4"><text:span text:style-name="Titre_20_Car"><text:span text:style-name="T5"><text:tab/><text:tab/><text:tab/><text:tab/><text:tab/>PC pc1 0 0 4 8 8 -1 </text:span></text:span></text:p>
      <text:p text:style-name="P4"><text:span text:style-name="Titre_20_Car"><text:span text:style-name="T5"><text:tab/><text:tab/><text:tab/>R rect1 2 1 11 5 </text:span></text:span></text:p>
      <text:p text:style-name="P4"><text:span text:style-name="Titre_20_Car"><text:span text:style-name="T5"><text:tab/><text:tab/><text:tab/>OR or1 2 </text:span></text:span></text:p>
      <text:p text:style-name="P4"><text:span text:style-name="Titre_20_Car"><text:span text:style-name="T5"><text:tab/><text:tab/><text:tab/><text:tab/><text:tab/>S seg1 1 1 7 5 </text:span></text:span></text:p>
      <text:p text:style-name="P4"><text:span text:style-name="Titre_20_Car"><text:span text:style-name="T5"><text:tab/><text:tab/><text:tab/><text:tab/><text:tab/>R rect1 2 1 11 5 </text:span></text:span></text:p>
      <text:p text:style-name="P4"><text:span text:style-name="Titre_20_Car"><text:span text:style-name="T5"><text:tab/><text:tab/><text:tab/>S seg1 1 1 7 5</text:span></text:span></text:p>
      <text:list xml:id="list174226849709203" text:continue-numbering="true" text:style-name="L7">
        <text:list-item>
          <text:list>
            <text:list-header>
              <text:p text:style-name="P12"/>
            </text:list-header>
          </text:list>
        </text:list-item>
      </text:list>
      <text:p text:style-name="P1"><text:span text:style-name="Titre_20_Car"><text:span text:style-name="T16"/></text:span></text:p>
      <text:p text:style-name="P1"><text:span text:style-name="Titre_20_Car"><text:span text:style-name="T8">Tests fonctionnels :</text:span></text:span></text:p>
      <text:p text:style-name="P1"><text:span text:style-name="Titre_20_Car"><text:span text:style-name="T8"/></text:span></text:p>
      <text:list xml:id="list4400623299903793184" text:style-name="L8">
        <text:list-item>
          <text:p text:style-name="P15"><text:span text:style-name="Titre_20_Car"><text:span text:style-name="T6">TestClear1 : </text:span></text:span></text:p>
          <text:p text:style-name="P15"><text:span text:style-name="Titre_20_Car"><text:span text:style-name="T5">Teste la création, la suppression et l'affichage des formes. </text:span></text:span></text:p>
          <text:p text:style-name="P15"><text:span text:style-name="Titre_20_Car"><text:span text:style-name="T5"/></text:span></text:p>
        </text:list-item>
        <text:list-item>
          <text:p text:style-name="P9"><text:span text:style-name="Titre_20_Car"><text:span text:style-name="T15">TestConvexPolygon1 : </text:span></text:span></text:p>
          <text:p text:style-name="P9"><text:span text:style-name="Titre_20_Car"><text:span text:style-name="T11">Teste la création, let les hits de polygone convexe. </text:span></text:span></text:p>
          <text:p text:style-name="P9"><text:span text:style-name="Titre_20_Car"><text:span text:style-name="T11"/></text:span></text:p>
        </text:list-item>
        <text:list-item>
          <text:p text:style-name="P9"><text:span text:style-name="Titre_20_Car"><text:span text:style-name="T15">TestIntersection1 :</text:span></text:span></text:p>
          <text:p text:style-name="P9"><text:span text:style-name="Titre_20_Car"><text:span text:style-name="T11">Teste la création, let les hits des intersections.</text:span></text:span></text:p>
          <text:p text:style-name="P9"><text:span text:style-name="Titre_20_Car"><text:span text:style-name="T11"/></text:span></text:p>
        </text:list-item>
        <text:list-item>
          <text:p text:style-name="P9"><text:span text:style-name="Titre_20_Car"><text:span text:style-name="T15">TestList1 :</text:span></text:span></text:p>
          <text:p text:style-name="P9"><text:soft-page-break/><text:span text:style-name="Titre_20_Car"><text:span text:style-name="T11">Teste la commande LIST.</text:span></text:span></text:p>
          <text:p text:style-name="P9"><text:span text:style-name="Titre_20_Car"><text:span text:style-name="T11"/></text:span></text:p>
        </text:list-item>
        <text:list-item>
          <text:p text:style-name="P9"><text:span text:style-name="Titre_20_Car"><text:span text:style-name="T15">TestLoadSave1 :</text:span></text:span></text:p>
          <text:p text:style-name="P9"><text:span text:style-name="Titre_20_Car"><text:span text:style-name="T11">Teste les commandes SAVE et LOAD.</text:span></text:span></text:p>
          <text:p text:style-name="P9"><text:span text:style-name="Titre_20_Car"><text:span text:style-name="T11"/></text:span></text:p>
        </text:list-item>
        <text:list-item>
          <text:p text:style-name="P9"><text:span text:style-name="Titre_20_Car"><text:span text:style-name="T15">TestRectangle1 :</text:span></text:span></text:p>
          <text:p text:style-name="P9"><text:span text:style-name="Titre_20_Car"><text:span text:style-name="T11">Teste la création, let les hits du rectangle.</text:span></text:span></text:p>
          <text:p text:style-name="P9"><text:span text:style-name="Titre_20_Car"><text:span text:style-name="T11"/></text:span></text:p>
        </text:list-item>
        <text:list-item>
          <text:p text:style-name="P9"><text:span text:style-name="Titre_20_Car"><text:span text:style-name="T15">TestReunion1 :</text:span></text:span></text:p>
          <text:p text:style-name="P9"><text:span text:style-name="Titre_20_Car"><text:span text:style-name="T11">Teste la création, let les hits des réunions de formes simples.</text:span></text:span></text:p>
          <text:p text:style-name="P9"><text:span text:style-name="Titre_20_Car"><text:span text:style-name="T11"/></text:span></text:p>
        </text:list-item>
        <text:list-item>
          <text:p text:style-name="P9"><text:span text:style-name="Titre_20_Car"><text:span text:style-name="T15">TestReunionIntersection1 :</text:span></text:span></text:p>
          <text:p text:style-name="P9"><text:span text:style-name="Titre_20_Car"><text:span text:style-name="T11">Teste la création, let les hits des réunions de formes simples et complexes.</text:span></text:span></text:p>
        </text:list-item>
      </text:list>
      <text:p text:style-name="P1"><text:span text:style-name="Titre_20_Car"><text:span text:style-name="T15"/></text:span></text:p>
      <text:list xml:id="list174227695681745" text:continue-numbering="true" text:style-name="L8">
        <text:list-item>
          <text:p text:style-name="P9"><text:span text:style-name="Titre_20_Car"><text:span text:style-name="T15">TestSegment1 :</text:span></text:span></text:p>
          <text:p text:style-name="P9"><text:span text:style-name="Titre_20_Car"><text:span text:style-name="T11">Teste la création, let les hits du segment.</text:span></text:span></text:p>
        </text:list-item>
      </text:list>
      <text:p text:style-name="P1"><text:span text:style-name="Titre_20_Car"><text:span text:style-name="T15"/></text:span></text:p>
      <text:list xml:id="list174227273168826" text:continue-numbering="true" text:style-name="L8">
        <text:list-item>
          <text:p text:style-name="P9"><text:span text:style-name="Titre_20_Car"><text:span text:style-name="T15">TestUndoRedoDeleteClear :</text:span></text:span></text:p>
          <text:p text:style-name="P9"><text:span text:style-name="Titre_20_Car"><text:span text:style-name="T11">Teste les commandes UNDO et REDO pour la création de forme.</text:span></text:span></text:p>
          <text:p text:style-name="P9"><text:span text:style-name="Titre_20_Car"><text:span text:style-name="T11"/></text:span></text:p>
        </text:list-item>
        <text:list-item>
          <text:p text:style-name="P9"><text:span text:style-name="Titre_20_Car"><text:span text:style-name="T15">TestUndoRedoMove1 :</text:span></text:span></text:p>
          <text:p text:style-name="P9"><text:bookmark-start text:name="__DdeLink__2594_2124671616"/><text:span text:style-name="Titre_20_Car"><text:span text:style-name="T11">Test</text:span></text:span><text:bookmark-end text:name="__DdeLink__2594_2124671616"/><text:span text:style-name="Titre_20_Car"><text:span text:style-name="T11">e les commandes UNDO et REDO pour le déplacement de forme.</text:span></text:span></text:p>
        </text:list-item>
      </text:list>
      <text:p text:style-name="P2"/>
      <text:p text:style-name="P1"><text:span text:style-name="Titre_20_Car"><text:span text:style-name="T8">Erreurs :</text:span></text:span></text:p>
      <text:p text:style-name="P2"/>
      <text:p text:style-name="P1"><text:span text:style-name="Titre_20_Car"><text:span text:style-name="T11">Lorsque l'utilisateur adopte un comportement non supporté par notre application, celle ci renvoie un message d'erreur adapté pour indiqué l'erreur effectuée. Voici les messages </text:span></text:span><text:span text:style-name="Titre_20_Car"><text:span text:style-name="T13">d'erreurs les plus </text:span></text:span><text:span text:style-name="Titre_20_Car"><text:span text:style-name="T14">fréquents </text:span></text:span><text:span text:style-name="Titre_20_Car"><text:span text:style-name="T11">qu'elle renvoi en fonction des cas rencontrés :</text:span></text:span></text:p>
      <text:p text:style-name="P2"/>
      <text:p text:style-name="P1"><text:span text:style-name="Titre_20_Car"><text:span text:style-name="T11">1/ La commande entrée par l'utilisateur ne figure pas parmis la liste des commandes possibles (implémentée) : </text:span></text:span></text:p>
      <text:p text:style-name="P1"><text:span text:style-name="Titre_20_Car"><text:span text:style-name="T11"><text:tab/>message affiché : Invalid command.</text:span></text:span></text:p>
      <text:p text:style-name="P2"/>
      <text:p text:style-name="P1"><text:span text:style-name="Titre_20_Car"><text:span text:style-name="T11">2/ Si la création de la forme (pour tout type de forme) marche correctement : </text:span></text:span></text:p>
      <text:p text:style-name="P1"><text:span text:style-name="Titre_20_Car"><text:span text:style-name="T11"><text:tab/>message affiché : New object : nom</text:span></text:span></text:p>
      <text:p text:style-name="P2"/>
      <text:p text:style-name="P1"><text:span text:style-name="Titre_20_Car"><text:span text:style-name="T11">3/ Si une forme de même nom n a déjà été crée :</text:span></text:span></text:p>
      <text:p text:style-name="P1"><text:span text:style-name="Titre_20_Car"><text:span text:style-name="T11"><text:tab/>message affiché : Firgure name « n » already used.</text:span></text:span></text:p>
      <text:p text:style-name="P2"/>
      <text:p text:style-name="P1"><text:span text:style-name="Titre_20_Car"><text:span text:style-name="T11">4/ Si les paramètres ne sont pas valides pour permettre la création du segment : </text:span></text:span></text:p>
      <text:p text:style-name="P1"><text:span text:style-name="Titre_20_Car"><text:span text:style-name="T11"><text:tab/>message affiché :Invalid segment </text:span></text:span></text:p>
      <text:p text:style-name="P2"><text:soft-page-break/></text:p>
      <text:p text:style-name="P1"><text:span text:style-name="Titre_20_Car"><text:span text:style-name="T11">5/ Si le format des paramètres n'est pas respecté : </text:span></text:span></text:p>
      <text:p text:style-name="P1"><text:span text:style-name="Titre_20_Car"><text:span text:style-name="T11"><text:tab/>message affiché : Invalid parameters.</text:span></text:span></text:p>
      <text:p text:style-name="P2"/>
      <text:p text:style-name="P1"><text:span text:style-name="Titre_20_Car"><text:span text:style-name="T11">6/ Si le nombre de sommets n'est pas adequat (1 parametre ou différent de 2 pour un rectangle et un sement) :</text:span></text:span></text:p>
      <text:p text:style-name="P1"><text:span text:style-name="Titre_20_Car"><text:span text:style-name="T11"><text:tab/>message affiché : Invalid number of parameters.</text:span></text:span></text:p>
      <text:p text:style-name="P2"/>
      <text:p text:style-name="P1"><text:span text:style-name="Titre_20_Car"><text:span text:style-name="T11">7/ Pour des erreurs similaires sur les formes rectangle, polygone convexe le même message que 4/ <text:s/>est affiché.</text:span></text:span></text:p>
      <text:p text:style-name="P1"/>
      <text:p text:style-name="P11"><text:span text:style-name="Titre_20_Car"><text:span text:style-name="T2">8/ Lors de la création d'une réunion </text:span></text:span><text:span text:style-name="Titre_20_Car"><text:span text:style-name="T1">ou d'une intersection</text:span></text:span><text:span text:style-name="Titre_20_Car"><text:span text:style-name="T2"> si une des formes </text:span></text:span><text:span text:style-name="Titre_20_Car"><text:span text:style-name="T1">les </text:span></text:span><text:span text:style-name="Titre_20_Car"><text:span text:style-name="T2">composant </text:span></text:span><text:span text:style-name="Titre_20_Car"><text:span text:style-name="T1">n’existe pas :</text:span></text:span></text:p>
      <text:p text:style-name="P11"><text:span text:style-name="Titre_20_Car"><text:span text:style-name="T1"><text:tab/></text:span></text:span></text:p>
      <text:p text:style-name="P11"><text:span text:style-name="Titre_20_Car"><text:span text:style-name="T3"><text:tab/> message affiché : </text:span></text:span><text:span text:style-name="Titre_20_Car"><text:span text:style-name="T1">Some shape names are unknown.</text:span></text:span></text:p>
      <text:p text:style-name="P11"/>
      <text:p text:style-name="P11"><text:span text:style-name="Titre_20_Car"><text:span text:style-name="T1">9/ Lorsque la commande DELETE fonctionne bien :</text:span></text:span></text:p>
      <text:p text:style-name="P11"><text:span text:style-name="Titre_20_Car"><text:span text:style-name="T1"><text:tab/> </text:span></text:span><text:span text:style-name="Titre_20_Car"><text:span text:style-name="T3">message affiché : </text:span></text:span><text:span text:style-name="Titre_20_Car"><text:span text:style-name="T1">Figures deleted.</text:span></text:span></text:p>
      <text:p text:style-name="P11"><text:span text:style-name="Titre_20_Car"><text:span text:style-name="T1"/></text:span></text:p>
      <text:p text:style-name="P11"><text:span text:style-name="Titre_20_Car"><text:span text:style-name="T1">10/ Si on essaie de supprimer des formes inexistantes :</text:span></text:span></text:p>
      <text:p text:style-name="P11"><text:span text:style-name="Titre_20_Car"><text:span text:style-name="T1"><text:tab/> </text:span></text:span><text:span text:style-name="Titre_20_Car"><text:span text:style-name="T3">message affiché : </text:span></text:span><text:span text:style-name="Titre_20_Car"><text:span text:style-name="T1">Some shape names are unknown.</text:span></text:span></text:p>
      <text:p text:style-name="P11"/>
      <text:p text:style-name="P11"><text:span text:style-name="Titre_20_Car"><text:span text:style-name="T1">11/ Des messages similaires sont affichés pour des erreurs de manipulation de la commande move.</text:span></text:span></text:p>
      <text:p text:style-name="P11"/>
      <text:p text:style-name="P11"><text:span text:style-name="Titre_20_Car"><text:span text:style-name="T1">12/ Si une erreur survient lors du chargement de fichier, plusieurs messages possibles : </text:span></text:span></text:p>
      <text:p text:style-name="P11"><text:span text:style-name="Titre_20_Car"><text:span text:style-name="T1"><text:tab/>File can't be opened.</text:span></text:span></text:p>
      <text:p text:style-name="P11"><text:span text:style-name="Titre_20_Car"><text:span text:style-name="T1"><text:tab/>Error in loading.</text:span></text:span></text:p>
      <text:p text:style-name="P11"><text:span text:style-name="Titre_20_Car"><text:span text:style-name="T1"><text:tab/>Some loaded shapes have the same name.</text:span></text:span></text:p>
      <text:p text:style-name="P11"><text:span text:style-name="Titre_20_Car"><text:span text:style-name="T1"><text:tab/>Some shape names already used.</text:span></text:span></text:p>
      <text:p text:style-name="P10"><text:span text:style-name="Titre_20_Car"><text:span text:style-name="T1"><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 Serif" svg:font-family="'Liberation Sans Serif'"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Standard" style:next-style-name="Standard" style:default-outline-level="" style:class="chapter">
      <style:paragraph-properties fo:margin-top="0cm" fo:margin-bottom="0cm" style:contextual-spacing="false"/>
      <style:text-properties style:font-name="Calibri Light" fo:font-family="'Calibri Light'" style:font-family-generic="roman" style:font-pitch="variable" fo:font-size="28pt" fo:letter-spacing="normal"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style:font-name="Calibri Light" fo:font-family="'Calibri Light'" style:font-family-generic="roman" style:font-pitch="variable" fo:font-size="16pt" style:font-size-asian="16pt" style:font-size-complex="1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normal" fo:language="en" fo:country="GB" style:font-size-asian="28pt"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end"/>
    </style:style>
    <style:style style:name="MP2" style:family="paragraph">
      <style:paragraph-properties fo:text-align="end"/>
      <style:text-properties fo:font-size="12pt" fo:font-weight="bold" style:font-weight-asian="bold" style:font-weight-complex="bold"/>
    </style:style>
    <style:style style:name="MP3" style:family="paragraph" style:parent-style-name="Footer">
      <style:paragraph-properties fo:text-align="center" style:justify-single-word="false"/>
    </style:style>
    <style:style style:name="MT1" style:family="text">
      <style:text-properties fo:font-size="12pt"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svg:stroke-color="#000000" draw:fill="none" draw:fill-color="#ffffff" fo:min-height="1.97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801cm" style:shadow="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s1" text:anchor-type="paragraph" svg:x="0.198cm" svg:y="-0.658cm" svg:width="3.879cm" svg:height="1.801cm" draw:z-index="11"><draw:image xlink:href="Pictures/100002010000029100000131073DF810.png" xlink:type="simple" xlink:show="embed" xlink:actuate="onLoad"/></draw:frame><draw:frame text:anchor-type="paragraph" draw:z-index="5" draw:style-name="Mgr1" draw:text-style-name="MP2" svg:width="7.145cm" svg:height="1.978cm" svg:x="9.294cm" svg:y="-0.457cm"><draw:text-box><text:p text:style-name="MP1"><text:span text:style-name="MT1">B3125</text:span></text:p><text:p text:style-name="MP1"><text:span text:style-name="MT1">Nicolas GRIPONT</text:span></text:p><text:p text:style-name="MP1"><text:span text:style-name="MT1">Rim EL IDRISSI MOKDAD </text:span></text:p></draw:text-box></draw:frame></text:p>
      </style:header>
      <style:footer>
        <text:p text:style-name="MP3"><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05T17:42:26.311902297</dc:date>
    <meta:editing-duration>PT4H1M15S</meta:editing-duration>
    <meta:editing-cycles>52</meta:editing-cycles>
    <meta:generator>LibreOffice/4.2.6.2$Linux_X86_64 LibreOffice_project/420$Build-2</meta:generator>
    <meta:document-statistic meta:table-count="0" meta:image-count="1" meta:object-count="0" meta:page-count="6" meta:paragraph-count="151" meta:word-count="1659" meta:character-count="9517" meta:non-whitespace-character-count="7939"/>
  </office:meta>
</office:document-meta>
</file>